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3" style:family="table-column">
      <style:table-column-properties fo:break-before="auto" style:column-width="1.7146in"/>
    </style:style>
    <style:style style:name="co44" style:family="table-column">
      <style:table-column-properties fo:break-before="auto" style:column-width="2.7091in"/>
    </style:style>
    <style:style style:name="co45" style:family="table-column">
      <style:table-column-properties fo:break-before="auto" style:column-width="4.6646in"/>
    </style:style>
    <style:style style:name="co46" style:family="table-column">
      <style:table-column-properties fo:break-before="auto" style:column-width="2.0209in"/>
    </style:style>
    <style:style style:name="co47" style:family="table-column">
      <style:table-column-properties fo:break-before="auto" style:column-width="0.939in"/>
    </style:style>
    <style:style style:name="co48" style:family="table-column">
      <style:table-column-properties fo:break-before="auto" style:column-width="0.972in"/>
    </style:style>
    <style:style style:name="co49" style:family="table-column">
      <style:table-column-properties fo:break-before="auto" style:column-width="2.413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6" style:family="table-row">
      <style:table-row-properties style:row-height="0.6839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783in" fo:break-before="auto" style:use-optimal-row-height="true"/>
    </style:style>
    <style:style style:name="ro16" style:family="table-row">
      <style:table-row-properties style:row-height="0.3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8" style:family="table-cell" style:parent-style-name="Default">
      <style:table-cell-properties style:text-align-source="fix" style:repeat-content="false" fo:wrap-option="wrap" style:vertical-align="top"/>
      <style:paragraph-properties fo:text-align="start"/>
      <style:text-properties fo:color="#ff0000"/>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3" table:default-cell-style-name="ce1"/>
        <table:table-column table:style-name="co46" table:default-cell-style-name="ce1"/>
        <table:table-column table:style-name="co1" table:default-cell-style-name="ce1"/>
        <table:table-column table:style-name="co47" table:default-cell-style-name="ce1"/>
        <table:table-column table:style-name="co48" table:default-cell-style-name="ce1"/>
        <table:table-column table:style-name="co1" table:default-cell-style-name="ce1"/>
        <table:table-column table:style-name="co4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8"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10" office:value-type="float" office:value="4">
            <text:p>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5">
            <text:p>5</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6">
            <text:p>6</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1" table:number-rows-repeated="3">
          <table:table-cell table:style-name="Default" table:number-columns-repeated="1024"/>
        </table:table-row>
        <table:table-row table:style-name="ro3">
          <table:table-cell table:style-name="ce10" office:value-type="float" office:value="10">
            <text:p>10</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1">
            <text:p>11</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2">
            <text:p>12</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6">
          <table:table-cell table:style-name="ce10" office:value-type="float" office:value="13">
            <text:p>13</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4">
            <text:p>14</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4">
          <table:table-cell table:style-name="ce10" office:value-type="float" office:value="15">
            <text:p>15</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2">
          <table:table-cell table:style-name="ce10" office:value-type="float" office:value="16">
            <text:p>16</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17">
            <text:p>17</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18">
            <text:p>18</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9">
            <text:p>19</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3">
          <table:table-cell table:style-name="ce10" office:value-type="float" office:value="20">
            <text:p>20</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2">
          <table:table-cell table:style-name="ce10" office:value-type="float" office:value="21">
            <text:p>21</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2">
            <text:p>22</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3">
            <text:p>23</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24">
            <text:p>24</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5">
            <text:p>25</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6">
            <text:p>26</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27">
            <text:p>27</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28">
            <text:p>28</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29">
            <text:p>29</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0">
            <text:p>30</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31">
            <text:p>31</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32">
            <text:p>32</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3">
            <text:p>33</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4">
            <text:p>34</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35">
            <text:p>35</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36">
            <text:p>36</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37">
            <text:p>37</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8">
            <text:p>38</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39">
            <text:p>39</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40">
            <text:p>40</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41">
            <text:p>4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42">
            <text:p>42</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3">
            <text:p>43</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4">
            <text:p>44</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5">
            <text:p>45</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6">
            <text:p>46</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47">
            <text:p>47</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48">
            <text:p>48</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9">
            <text:p>49</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0">
            <text:p>50</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51">
            <text:p>51</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52">
            <text:p>52</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53">
            <text:p>53</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7" table:number-rows-repeated="1048520">
          <table:table-cell table:number-columns-repeated="1024"/>
        </table:table-row>
        <table:table-row table:style-name="ro7">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16">
          <table:table-cell table:style-name="ce16" office:value-type="float" office:value="52">
            <text:p>52</text:p>
          </table:table-cell>
          <table:table-cell table:style-name="ce17" office:value-type="string">
            <text:p>POS – Register User</text:p>
          </table:table-cell>
          <table:table-cell table:style-name="ce17" office:value-type="string">
            <text:p>The admin or manager should be able to create users for store use</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16">
          <table:table-cell table:style-name="ce16" office:value-type="float" office:value="53">
            <text:p>53</text:p>
          </table:table-cell>
          <table:table-cell table:style-name="ce17" office:value-type="string">
            <text:p>POS – Register User</text:p>
          </table:table-cell>
          <table:table-cell table:style-name="ce17" office:value-type="string">
            <text:p>The manager should be able to create the users only for his store and can create users with roles cashier and manager</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16">
          <table:table-cell table:style-name="ce16" office:value-type="float" office:value="54">
            <text:p>54</text:p>
          </table:table-cell>
          <table:table-cell table:style-name="ce17" office:value-type="string">
            <text:p>POS – Register User</text:p>
          </table:table-cell>
          <table:table-cell table:style-name="ce17" office:value-type="string">
            <text:p>the admin can create users with roles admin, cashier and manager</text:p>
          </table:table-cell>
          <table:table-cell table:style-name="ce17" office:value-type="string">
            <text:p>P2</text:p>
          </table:table-cell>
          <table:table-cell table:style-name="ce17" office:value-type="float" office:value="0.5">
            <text:p>0.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16" table:number-rows-repeated="49">
          <table:table-cell table:style-name="Default" table:number-columns-repeated="6"/>
          <table:table-cell table:number-columns-repeated="1018"/>
        </table:table-row>
        <table:table-row table:style-name="ro16" table:number-rows-repeated="1048470">
          <table:table-cell table:number-columns-repeated="1024"/>
        </table:table-row>
        <table:table-row table:style-name="ro16">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52" table:display-filter-buttons="true">
          <table:sort>
            <table:sort-by table:field-number="3" table:data-type="automatic"/>
          </table:sort>
        </table:database-range>
        <table:database-range table:target-range-address="issues.A2:issues.H55">
          <table:sort>
            <table:sort-by table:field-number="3" table:data-type="automatic"/>
            <table:sort-by table:field-number="1" table:data-type="automatic"/>
          </table:sort>
        </table:database-range>
      </table:database-ranges>
      <table:data-pilot-tables>
        <table:data-pilot-table table:name="Pivot1" table:application-data="" table:target-range-address="issues.L5:issues.M22" table:buttons="">
          <table:source-cell-range table:cell-range-address="issues.A2:issues.H54"/>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4">06/04/2018</text:date>, <text:time>10:2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6-04T10:27:49.30</dc:date>
    <dc:creator>Amit Punj</dc:creator>
    <meta:editing-duration>P5DT12H32M46S</meta:editing-duration>
    <meta:editing-cycles>301</meta:editing-cycles>
    <meta:generator>OpenOffice/4.1.3$Win32 OpenOffice.org_project/413m1$Build-9783</meta:generator>
    <meta:document-statistic meta:table-count="14" meta:cell-count="1976" meta:object-count="2"/>
  </office:meta>
</office:document-meta>
</file>

<file path=Object 1/content.xml><?xml version="1.0" encoding="utf-8"?>
<math xmlns="http://www.w3.org/1998/Math/MathML"/>
</file>

<file path=Object 2/content.xml><?xml version="1.0" encoding="utf-8"?>
<math xmlns="http://www.w3.org/1998/Math/MathML"/>
</file>